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3cf" officeooo:paragraph-rsid="0013e3cf"/>
    </style:style>
    <style:style style:name="P2" style:family="paragraph" style:parent-style-name="Standard">
      <style:text-properties officeooo:rsid="0013e3cf" officeooo:paragraph-rsid="001468f6"/>
    </style:style>
    <style:style style:name="P3" style:family="paragraph" style:parent-style-name="Standard">
      <style:text-properties officeooo:rsid="0013e3cf" officeooo:paragraph-rsid="0014c5a5"/>
    </style:style>
    <style:style style:name="P4" style:family="paragraph" style:parent-style-name="Standard">
      <style:text-properties officeooo:rsid="0013e3cf" officeooo:paragraph-rsid="0015444f"/>
    </style:style>
    <style:style style:name="P5" style:family="paragraph" style:parent-style-name="Standard">
      <style:text-properties officeooo:rsid="0013e3cf" officeooo:paragraph-rsid="0015c446"/>
    </style:style>
    <style:style style:name="P6" style:family="paragraph" style:parent-style-name="Standard">
      <style:text-properties officeooo:rsid="0013e3cf" officeooo:paragraph-rsid="001731d4"/>
    </style:style>
    <style:style style:name="P7" style:family="paragraph" style:parent-style-name="Standard">
      <style:text-properties officeooo:rsid="0013e3cf" officeooo:paragraph-rsid="001a9219"/>
    </style:style>
    <style:style style:name="P8" style:family="paragraph" style:parent-style-name="Standard">
      <style:text-properties officeooo:rsid="0013e3cf" officeooo:paragraph-rsid="001c39d7"/>
    </style:style>
    <style:style style:name="P9" style:family="paragraph" style:parent-style-name="Standard">
      <style:text-properties officeooo:rsid="0013e3cf" officeooo:paragraph-rsid="001dc95b"/>
    </style:style>
    <style:style style:name="P10" style:family="paragraph" style:parent-style-name="Standard">
      <style:text-properties officeooo:rsid="00174669" officeooo:paragraph-rsid="001731d4"/>
    </style:style>
    <style:style style:name="P11" style:family="paragraph" style:parent-style-name="Standard">
      <style:text-properties officeooo:rsid="001731d4" officeooo:paragraph-rsid="001731d4"/>
    </style:style>
    <style:style style:name="P12" style:family="paragraph" style:parent-style-name="Standard">
      <style:text-properties officeooo:rsid="001731d4" officeooo:paragraph-rsid="001c39d7"/>
    </style:style>
    <style:style style:name="P13" style:family="paragraph" style:parent-style-name="Standard">
      <style:text-properties officeooo:rsid="0018df42" officeooo:paragraph-rsid="0018df42"/>
    </style:style>
    <style:style style:name="P14" style:family="paragraph" style:parent-style-name="Standard">
      <style:text-properties officeooo:rsid="001a9219" officeooo:paragraph-rsid="001a9219"/>
    </style:style>
    <style:style style:name="P15" style:family="paragraph" style:parent-style-name="Standard">
      <style:text-properties officeooo:rsid="001a9219" officeooo:paragraph-rsid="001c39d7"/>
    </style:style>
    <style:style style:name="P16" style:family="paragraph" style:parent-style-name="Standard">
      <style:text-properties officeooo:rsid="001dc95b" officeooo:paragraph-rsid="001dc95b"/>
    </style:style>
    <style:style style:name="P17" style:family="paragraph" style:parent-style-name="Standard">
      <style:text-properties officeooo:rsid="001dc95b" officeooo:paragraph-rsid="001fc371"/>
    </style:style>
    <style:style style:name="P18" style:family="paragraph" style:parent-style-name="Standard">
      <style:text-properties officeooo:rsid="001dc95b" officeooo:paragraph-rsid="00229305"/>
    </style:style>
    <style:style style:name="P19" style:family="paragraph" style:parent-style-name="Standard">
      <style:text-properties officeooo:rsid="0021571f" officeooo:paragraph-rsid="0021571f"/>
    </style:style>
    <style:style style:name="P20" style:family="paragraph" style:parent-style-name="Standard">
      <style:text-properties officeooo:rsid="00229305" officeooo:paragraph-rsid="00229305"/>
    </style:style>
    <style:style style:name="P21" style:family="paragraph" style:parent-style-name="Standard">
      <style:text-properties officeooo:rsid="0024160f" officeooo:paragraph-rsid="0024160f"/>
    </style:style>
    <style:style style:name="P22" style:family="paragraph" style:parent-style-name="Standard">
      <style:text-properties officeooo:rsid="00274680" officeooo:paragraph-rsid="00274680"/>
    </style:style>
    <style:style style:name="P23" style:family="paragraph" style:parent-style-name="Standard">
      <style:text-properties officeooo:rsid="00274680" officeooo:paragraph-rsid="00274680"/>
    </style:style>
    <style:style style:name="P24" style:family="paragraph" style:parent-style-name="Standard">
      <style:text-properties officeooo:rsid="00296539" officeooo:paragraph-rsid="00296539"/>
    </style:style>
    <style:style style:name="T1" style:family="text">
      <style:text-properties officeooo:rsid="001468f6"/>
    </style:style>
    <style:style style:name="T2" style:family="text">
      <style:text-properties officeooo:rsid="0014c5a5"/>
    </style:style>
    <style:style style:name="T3" style:family="text">
      <style:text-properties officeooo:rsid="0015444f"/>
    </style:style>
    <style:style style:name="T4" style:family="text">
      <style:text-properties officeooo:rsid="0015c446"/>
    </style:style>
    <style:style style:name="T5" style:family="text">
      <style:text-properties officeooo:rsid="001731d4"/>
    </style:style>
    <style:style style:name="T6" style:family="text">
      <style:text-properties officeooo:rsid="001a9219"/>
    </style:style>
    <style:style style:name="T7" style:family="text">
      <style:text-properties officeooo:rsid="001c39d7"/>
    </style:style>
    <style:style style:name="T8" style:family="text">
      <style:text-properties officeooo:rsid="001dc95b"/>
    </style:style>
    <style:style style:name="T9" style:family="text">
      <style:text-properties officeooo:rsid="001fc371"/>
    </style:style>
    <style:style style:name="T10" style:family="text">
      <style:text-properties officeooo:rsid="0021571f"/>
    </style:style>
    <style:style style:name="T11" style:family="text">
      <style:text-properties officeooo:rsid="00229305"/>
    </style:style>
    <style:style style:name="T12" style:family="text">
      <style:text-properties officeooo:rsid="0025d4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He adaptado todo a los cambios del proyecto, me refiero a la creación de las tablas.</text:p>
      <text:p text:style-name="P22">Abajo he incluido inserción de datos y consultas.</text:p>
      <text:p text:style-name="P24">Pero por alguna razón no me deja crear las tablas a partir de la de usuario.</text:p>
      <text:p text:style-name="P1"/>
      <text:p text:style-name="P1">CREATE DATABASE bdproyecto;</text:p>
      <text:p text:style-name="P1"/>
      <text:p text:style-name="P1">USE bdproyecto;</text:p>
      <text:p text:style-name="P1"/>
      <text:p text:style-name="P2">CREATE TABLE bdproyecto.persona </text:p>
      <text:p text:style-name="P2">(Nombre CHAR(30) <text:span text:style-name="T6">NOT NULL</text:span>,<text:line-break/>DNI VARCHAR(9) NOT NULL, </text:p>
      <text:p text:style-name="P2">email VARCHAR(40) NOT NULL,</text:p>
      <text:p text:style-name="P9"><text:span text:style-name="T4">C</text:span>uenta_Bancaria VARCHAR(15) NOT NULL,<text:line-break/>Dirección VARCHAR(45) NOT NULL,<text:line-break/>Teléfono INT(9) NOT NULL,</text:p>
      <text:p text:style-name="P9"><text:span text:style-name="T8">Sexo</text:span> CHAR(<text:span text:style-name="T8">6</text:span>) <text:span text:style-name="T6">NOT NULL</text:span>,<text:line-break/><text:span text:style-name="T1">CONSTRAINT PK_</text:span><text:span text:style-name="T6">DNI</text:span><text:span text:style-name="T1"> </text:span>PRIMARY KEY (<text:span text:style-name="T6">DNI</text:span>));</text:p>
      <text:p text:style-name="P13">(esto hace falta realmente?)</text:p>
      <text:p text:style-name="P2"/>
      <text:p text:style-name="P3">CREATE TABLE bdproyecto.usuario </text:p>
      <text:p text:style-name="P7">(Nombre CHAR(30) <text:span text:style-name="T6">NOT NULL</text:span>,</text:p>
      <text:p text:style-name="P7">DNI VARCHAR(9) NOT NULL,<text:line-break/><text:span text:style-name="T1">CONSTRAINT PK_</text:span><text:span text:style-name="T6">DNI</text:span><text:span text:style-name="T1"> </text:span>PRIMARY KEY <text:span text:style-name="T2">(</text:span><text:span text:style-name="T6">DNI</text:span>),</text:p>
      <text:p text:style-name="P7">CONSTRAINT FK_<text:span text:style-name="T6">DNI</text:span> <text:span text:style-name="T3">FOREIGN KEY (</text:span><text:span text:style-name="T6">DNI</text:span><text:span text:style-name="T3">) REFERENCES persona (</text:span><text:span text:style-name="T6">DNI</text:span><text:span text:style-name="T3">)</text:span><text:line-break/>ON DELETE CASCADE<text:line-break/>ON UPDATE NO ACTION,</text:p>
      <text:p text:style-name="P7">CONSTRAINT FK_<text:span text:style-name="T6">NOMBRE</text:span> <text:span text:style-name="T3">FOREIGN KEY (</text:span><text:span text:style-name="T6">Nombre</text:span><text:span text:style-name="T3">) REFERENCES persona (</text:span><text:span text:style-name="T6">Nombre</text:span><text:span text:style-name="T3">)</text:span><text:line-break/>ON DELETE CASCADE<text:line-break/>ON UPDATE NO ACTION);</text:p>
      <text:p text:style-name="P4"/>
      <text:p text:style-name="P4">CREATE TABLE bdproyecto.<text:span text:style-name="T3">empleado</text:span> </text:p>
      <text:p text:style-name="P7">(Nombre CHAR(30) <text:span text:style-name="T6">NOT NULL</text:span>,</text:p>
      <text:p text:style-name="P7">DNI VARCHAR(9) NOT NULL,</text:p>
      <text:p text:style-name="P14">Autorización VARCHAR(10) NOT NULL,</text:p>
      <text:p text:style-name="P7"><text:span text:style-name="T6">Puesto VARCHAR (20) NOT NULL,</text:span><text:line-break/><text:span text:style-name="T1">CONSTRAINT PK_</text:span><text:span text:style-name="T6">DNI</text:span><text:span text:style-name="T1"> </text:span>PRIMARY KEY <text:span text:style-name="T2">(</text:span><text:span text:style-name="T6">DNI</text:span>),</text:p>
      <text:p text:style-name="P7">CONSTRAINT FK_<text:span text:style-name="T6">DNI</text:span> <text:span text:style-name="T3">FOREIGN KEY (</text:span><text:span text:style-name="T6">DNI</text:span><text:span text:style-name="T3">) REFERENCES persona (</text:span><text:span text:style-name="T6">DNI</text:span><text:span text:style-name="T3">)</text:span><text:line-break/>ON DELETE CASCADE<text:line-break/>ON UPDATE NO ACTION,</text:p>
      <text:p text:style-name="P7">CONSTRAINT FK_<text:span text:style-name="T6">NOMBRE</text:span> <text:span text:style-name="T3">FOREIGN KEY (</text:span><text:span text:style-name="T6">Nombre</text:span><text:span text:style-name="T3">) REFERENCES persona (</text:span><text:span text:style-name="T6">Nombre</text:span><text:span text:style-name="T3">)</text:span><text:line-break/>ON DELETE CASCADE<text:line-break/>ON UPDATE NO ACTION);</text:p>
      <text:p text:style-name="P4"/>
      <text:p text:style-name="P5">CREATE TABLE bdproyecto.<text:span text:style-name="T4">cliente</text:span> </text:p>
      <text:p text:style-name="P7">(Nombre CHAR(30) <text:span text:style-name="T6">NOT NULL</text:span>,</text:p>
      <text:p text:style-name="P7">DNI VARCHAR(9) NOT NULL,<text:line-break/><text:span text:style-name="T1">CONSTRAINT PK_</text:span><text:span text:style-name="T6">DNI</text:span><text:span text:style-name="T1"> </text:span>PRIMARY KEY <text:span text:style-name="T2">(</text:span><text:span text:style-name="T6">DNI</text:span>),</text:p>
      <text:p text:style-name="P7">CONSTRAINT FK_<text:span text:style-name="T6">DNI</text:span> <text:span text:style-name="T3">FOREIGN KEY (</text:span><text:span text:style-name="T6">DNI</text:span><text:span text:style-name="T3">) REFERENCES persona (</text:span><text:span text:style-name="T6">DNI</text:span><text:span text:style-name="T3">)</text:span><text:line-break/>ON DELETE CASCADE<text:line-break/>ON UPDATE NO ACTION,</text:p>
      <text:p text:style-name="P7"><text:soft-page-break/>CONSTRAINT FK_<text:span text:style-name="T6">NOMBRE</text:span> <text:span text:style-name="T3">FOREIGN KEY (</text:span><text:span text:style-name="T6">Nombre</text:span><text:span text:style-name="T3">) REFERENCES persona (</text:span><text:span text:style-name="T6">Nombre</text:span><text:span text:style-name="T3">)</text:span><text:line-break/>ON DELETE CASCADE<text:line-break/>ON UPDATE NO ACTION);</text:p>
      <text:p text:style-name="P5"/>
      <text:p text:style-name="P6">CREATE TABLE bdproyecto.<text:span text:style-name="T5">vivienda</text:span> </text:p>
      <text:p text:style-name="P6">(Nombre CHAR(30) <text:span text:style-name="T7">PRIMARY KEY</text:span>,</text:p>
      <text:p text:style-name="P11">Precio DECIMAL(4, 2) NOT NULL UNSIGNED,</text:p>
      <text:p text:style-name="P6"><text:span text:style-name="T5">Estado </text:span><text:span text:style-name="T6">VARCHAR(10)</text:span><text:span text:style-name="T5"> NOT NULL,</text:span></text:p>
      <text:p text:style-name="P8"><text:span text:style-name="T7">Dimensiones</text:span><text:span text:style-name="T5"> </text:span><text:span text:style-name="T6">VARCHAR(10)</text:span><text:span text:style-name="T5"> NOT NULL,</text:span></text:p>
      <text:p text:style-name="P8"><text:span text:style-name="T7">Direccion</text:span><text:span text:style-name="T5"> </text:span><text:span text:style-name="T6">VARCHAR(</text:span><text:span text:style-name="T7">50</text:span><text:span text:style-name="T6">)</text:span><text:span text:style-name="T5"> NOT NULL,</text:span></text:p>
      <text:p text:style-name="P8"><text:span text:style-name="T7">Descripción</text:span><text:span text:style-name="T5"> </text:span><text:span text:style-name="T6">VARCHAR(</text:span><text:span text:style-name="T7">200</text:span><text:span text:style-name="T6">)</text:span><text:span text:style-name="T5"> NOT NULL,</text:span></text:p>
      <text:p text:style-name="P14">Usuario CHAR(30) NOT NULL,</text:p>
      <text:p text:style-name="P6">CONSTRAINT FK_<text:span text:style-name="T6">USU</text:span> <text:span text:style-name="T3">FOREIGN KEY (</text:span><text:span text:style-name="T7">Usuario</text:span><text:span text:style-name="T3">) REFERENCES </text:span><text:span text:style-name="T5">usuario</text:span><text:span text:style-name="T3"> (</text:span><text:span text:style-name="T6">Nombre</text:span><text:span text:style-name="T3">)</text:span><text:line-break/>ON DELETE CASCADE<text:line-break/>ON UPDATE NO ACTION);</text:p>
      <text:p text:style-name="P6"/>
      <text:p text:style-name="P8">CREATE TABLE bdproyecto.<text:span text:style-name="T7">reserva</text:span> </text:p>
      <text:p text:style-name="P8">(<text:span text:style-name="T7">Código</text:span> <text:span text:style-name="T7">INT</text:span>(<text:span text:style-name="T7">8</text:span>) <text:span text:style-name="T7">PRIMARY KEY</text:span>,</text:p>
      <text:p text:style-name="P12"><text:span text:style-name="T7">Importe</text:span> DECIMAL(4, 2) NOT NULL UNSIGNED,</text:p>
      <text:p text:style-name="P8"><text:span text:style-name="T7">Tipo pago</text:span><text:span text:style-name="T5"> </text:span><text:span text:style-name="T6">VARCHAR(10)</text:span><text:span text:style-name="T5"> NOT NULL,</text:span></text:p>
      <text:p text:style-name="P8"><text:span text:style-name="T7">Detalles</text:span><text:span text:style-name="T5"> </text:span><text:span text:style-name="T6">VARCHAR(</text:span><text:span text:style-name="T7">200</text:span><text:span text:style-name="T6">)</text:span><text:span text:style-name="T5"> NOT NULL,</text:span></text:p>
      <text:p text:style-name="P8"><text:span text:style-name="T7">Duración</text:span><text:span text:style-name="T5"> </text:span><text:span text:style-name="T7">INT</text:span><text:span text:style-name="T6">(</text:span><text:span text:style-name="T7">3</text:span><text:span text:style-name="T6">)</text:span><text:span text:style-name="T5"> NOT NULL UNSIGNED,</text:span></text:p>
      <text:p text:style-name="P15"><text:span text:style-name="T7">Vivienda</text:span> CHAR(30) NOT NULL,</text:p>
      <text:p text:style-name="P8">CONSTRAINT FK_<text:span text:style-name="T7">VIV</text:span> <text:span text:style-name="T3">FOREIGN KEY (</text:span><text:span text:style-name="T7">Vivienda</text:span><text:span text:style-name="T3">) REFERENCES </text:span><text:span text:style-name="T7">vivienda</text:span><text:span text:style-name="T3"> (</text:span><text:span text:style-name="T6">Nombre</text:span><text:span text:style-name="T3">)</text:span><text:line-break/>ON DELETE CASCADE<text:line-break/>ON UPDATE NO ACTION);</text:p>
      <text:p text:style-name="P8"/>
      <text:p text:style-name="P16">INSERT INTO persona (Nombre, DNI, email, Cuenta_Bancaria, Telefono, Sexo) <text:s/>VALUES</text:p>
      <text:p text:style-name="P16">(‘Vlad Putain’, ‘9012318412M’, ‘<text:a xlink:type="simple" xlink:href="mailto:Email7@email.com" text:style-name="Internet_20_link" text:visited-style-name="Visited_20_Internet_20_Link">Email7@email.com</text:a>’, ‘ES12 2134 2134 12 0123456789’, ‘Calle de abajo 4, pta 1 Valencia’, 681222309, ‘Mujer’),</text:p>
      <text:p text:style-name="P16">(‘Fran’, ‘9435737442M’, ‘Email8@email.com’, ‘ES12 3477 2134 12 4634265978’, ‘Calle de arriba 6, pta 3 Valencia’, 688209902, ‘Hombre’),</text:p>
      <text:p text:style-name="P16">(‘María’, ‘87654321Z’, ‘email1@email.com’, ‘ES01 4321 8765 12 2345234522’, ‘Calle Uno 1, pta 1 Valencia’, 866123456, ‘Mujer’),</text:p>
      <text:p text:style-name="P16">(‘Jose’, ‘73829310L’, ‘email2@email.com’, ‘ES91 5678 2131 90 9876543210’, ‘Calle Dos 2, pta 2 Alicante’, 890546231, ‘Hombre’),</text:p>
      <text:p text:style-name="P16">(‘Juan’, ‘87654321Z’, ‘email3@email.com’, ‘ES25 2356 9643 57 9182736456’, ‘Calle Tres 3, pta 3 Castellón’, 836466573, ‘Hombre’),</text:p>
      <text:p text:style-name="P16">(‘Borja’, ‘21794145N’, ‘bvalls@iesfuentesanluis.org’, ‘ES01 1234 1234 12 0123456789’, ‘Calle Malaga 7, pta 2’, 646280399, ‘Hombre’),</text:p>
      <text:p text:style-name="P16">(‘Carlos’, ‘12345678N’, ‘email@email.com’, ‘ES01 4321 8765 12 9876543210’, ‘Gran Via 4, pta 6’, 687838770, ‘Hombre’);</text:p>
      <text:p text:style-name="P16"/>
      <text:p text:style-name="P17">INSERT INTO <text:span text:style-name="T9">usuario</text:span> (Nombre, DNI) <text:s/>VALUES</text:p>
      <text:p text:style-name="P17">(‘Carlos’, ‘12345678N’),</text:p>
      <text:p text:style-name="P17">(‘Borja’, ‘21794145N’);</text:p>
      <text:p text:style-name="P17"/>
      <text:p text:style-name="P17">INSERT INTO <text:span text:style-name="T9">cliente</text:span> (Nombre, DNI) <text:s/>VALUES</text:p>
      <text:p text:style-name="P17">(‘Vlad Putain’, ‘9012318412M’),</text:p>
      <text:p text:style-name="P17">(‘Fran’, ‘9435737442M’);</text:p>
      <text:p text:style-name="P17"/>
      <text:p text:style-name="P17">INSERT INTO <text:span text:style-name="T9">empelado</text:span> (Nombre, DNI, <text:span text:style-name="T9">Autorización, Puesto</text:span>) <text:s/>VALUES</text:p>
      <text:p text:style-name="P17"><text:soft-page-break/>(‘María’, ‘87654321Z’, ‘Medio’, ’Administrativo’),</text:p>
      <text:p text:style-name="P17">(‘Jose’, ‘73829310L’, ‘Alto’, ’Director’),</text:p>
      <text:p text:style-name="P17">(‘Juan’, ‘87654321Z’, ‘Alto’, ’Administrativo’);</text:p>
      <text:p text:style-name="P17"/>
      <text:p text:style-name="P17"/>
      <text:p text:style-name="P18">INSERT INTO <text:span text:style-name="T9">vivienda</text:span> (Nombre, <text:span text:style-name="T11">Precio</text:span>, <text:span text:style-name="T9">Estado</text:span>, <text:span text:style-name="T7">Dimensiones</text:span><text:span text:style-name="T9">, </text:span><text:span text:style-name="T7">Direccion, Descripción, </text:span><text:span text:style-name="T6">Usuario</text:span>) <text:s/>VALUES</text:p>
      <text:p text:style-name="P19">(‘Casa Borja’, 60.50, ‘Preparado’, ‘150 m²’, ‘Paseo Costa 15, Javea’, ‘Un chalet con 3 habitaciones y 2 baños con vistas al mar en un pequeño rincón del pueblo.’, ‘Borja’),</text:p>
      <text:p text:style-name="P19">(‘Piso San Luis’, 50.25, ‘Preparado’, ‘100 m²’, ‘Plaza Mayor 3, pta. 2, Siete Aguas’, ‘Un piso en la pequeña plaza céntrica de Siete Aguas, bastánte rústico.’, ‘Borja’),</text:p>
      <text:p text:style-name="P19">(‘La alegre’, 55.00, ‘Preparado’, ‘80 m²’, ‘Calle Corriente 8, pta. 15, Madrid’, ‘Un piso cerca de la Estación de Atocha en Madrid.’, ‘Carlos’);</text:p>
      <text:p text:style-name="P19"/>
      <text:p text:style-name="P18">INSERT INTO <text:span text:style-name="T10">reserva</text:span> (<text:span text:style-name="T10">Código</text:span>, <text:span text:style-name="T11">Importe</text:span>, <text:span text:style-name="T11">Tipo de pago</text:span>, <text:span text:style-name="T11">Detalles</text:span><text:span text:style-name="T9">, </text:span><text:span text:style-name="T7">Duración, </text:span><text:span text:style-name="T11">Vivienda</text:span>) <text:s/>VALUES</text:p>
      <text:p text:style-name="P20">(11111111, 122.00, ‘Tarjeta’, ‘Aquí van detalles de la reserva’, 2, ‘Casa Borja’);</text:p>
      <text:p text:style-name="P20"/>
      <text:p text:style-name="P20"/>
      <text:p text:style-name="P21">Ejemplos de consultas:</text:p>
      <text:p text:style-name="P21"/>
      <text:p text:style-name="P21">(Mostrar todos los clientes)</text:p>
      <text:p text:style-name="P21">SELECT * FROM cliente;</text:p>
      <text:p text:style-name="P21"/>
      <text:p text:style-name="P21">(Mostrar todos los empleados con cargo administrativo)</text:p>
      <text:p text:style-name="P21">SELECT * FROM empleado WHERE ‘Puesto’ LIKE ‘Administrativo’;</text:p>
      <text:p text:style-name="P21"/>
      <text:p text:style-name="P21">(Mostrar todas las viviendas propiedad de Borja)</text:p>
      <text:p text:style-name="P21">SELECT * FROM vivienda WHERE ‘Usuario’ LIKE ‘Borja’;</text:p>
      <text:p text:style-name="P21"/>
      <text:p text:style-name="P21">(Mostrar todos los usuarios que vivan en una calle, <text:span text:style-name="T12">ordenados alfabéticamente</text:span>)</text:p>
      <text:p text:style-name="P21">SELECT * FROM usuario WHERE <text:span text:style-name="T12">Nombre IN </text:span>(SELECT Nombre FROM persona WHERE ‘Dirección’ LIKE ‘<text:span text:style-name="T12">Calle%</text:span>’) <text:span text:style-name="T12">ORDER BY Nombre ASC</text:span>;</text:p>
      <text:p text:style-name="P18"/>
      <text:p text:style-name="P17"/>
      <text:p text:style-name="P17"/>
      <text:p text:style-name="P10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8:58:05.733000000</meta:creation-date>
    <dc:date>2022-05-30T18:16:29.956000000</dc:date>
    <meta:editing-duration>PT37M9S</meta:editing-duration>
    <meta:editing-cycles>9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78" meta:word-count="681" meta:character-count="4890" meta:non-whitespace-character-count="4280"/>
  </office:meta>
</office:document-meta>
</file>